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000000300FD88D9A6.png"/>
  <manifest:file-entry manifest:media-type="image/jpeg" manifest:full-path="Pictures/10000000000000280000002886737114.jpg"/>
  <manifest:file-entry manifest:media-type="image/png" manifest:full-path="Pictures/1000020100000400000000AE520D2CBB.png"/>
  <manifest:file-entry manifest:media-type="image/jpeg" manifest:full-path="Pictures/10000000000000280000002866F6374D.jpg"/>
  <manifest:file-entry manifest:media-type="image/jpeg" manifest:full-path="Pictures/100000000000002800000028D874E96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56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fill="solid" draw:fill-color="#83caff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331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3.85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auto-grow-height="true" fo:min-height="3.507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title">
      <style:graphic-properties fo:min-height="3.256cm"/>
    </style:style>
    <style:style style:name="P1" style:family="paragraph">
      <style:text-properties fo:color="#ffffff" fo:font-family="'Lucida Sans Unicode'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P2" style:family="paragraph">
      <style:text-properties fo:color="#ffffff" fo:font-family="'Liberation Sans'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P3" style:family="paragraph">
      <style:text-properties fo:font-family="'Lucida Sans Unicode'" style:font-family-generic="swiss" style:font-pitch="variabl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color="#ccccff"/>
    </style:style>
    <style:style style:name="P7" style:family="paragraph">
      <style:text-properties fo:font-family="FreeMono" style:font-family-generic="modern" style:font-pitch="fixed" fo:font-size="16pt" style:font-size-asian="16pt" style:font-size-complex="16pt"/>
    </style:style>
    <style:style style:name="P8" style:family="paragraph">
      <style:text-properties fo:color="#0084d1" fo:font-weight="bold" style:font-weight-asian="bold" style:font-weight-complex="bold"/>
    </style:style>
    <style:style style:name="T1" style:family="text">
      <style:text-properties fo:color="#ffffff" fo:font-family="'Liberation Sans'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ffffff" fo:font-family="'Liberation Sans'" style:font-family-generic="swiss" style:font-pitch="variable" fo:font-size="26pt" fo:text-shadow="none" fo:font-weight="normal" style:font-size-asian="26pt" style:font-weight-asian="normal" style:font-size-complex="26pt" style:font-weight-complex="normal"/>
    </style:style>
    <style:style style:name="T3" style:family="text">
      <style:text-properties fo:font-family="'Lucida Sans Unicode'" style:font-family-generic="swiss" style:font-pitch="variable"/>
    </style:style>
    <style:style style:name="T4" style:family="text">
      <style:text-properties fo:font-family="FreeMono" style:font-family-generic="modern" style:font-pitch="fixed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84d1" fo:font-weight="bold" style:font-weight-asian="bold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style-name="gr1" draw:text-style-name="P1" draw:layer="layout" svg:width="20.6cm" svg:height="4.811cm" svg:x="0.6cm" svg:y="7.283cm">
          <draw:text-box>
            <text:p><text:span text:style-name="T1">Herramientas para la elaboración de Reportes</text:span></text:p>
          </draw:text-box>
        </draw:frame>
        <draw:frame draw:style-name="gr2" draw:text-style-name="P2" draw:layer="layout" svg:width="20.6cm" svg:height="5.376cm" svg:x="0.6cm" svg:y="13cm">
          <draw:text-box>
            <text:p><text:span text:style-name="T2">María del Carmen Castillo</text:span></text:p>
            <text:p><text:span text:style-name="T2"/></text:p>
            <text:p><text:span text:style-name="T2">Consultora de Sistemas</text:span></text:p>
            <text:p><text:span text:style-name="T2">Guate-JUG </text:span></text:p>
            <text:p><text:span text:style-name="T2">carmen.castillo@gmail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9cm" svg:height="3.506cm" svg:x="0.4cm" svg:y="0.894cm" presentation:class="title">
          <draw:text-box>
            <text:p><text:span text:style-name="T3">... los reportes??</text:span></text:p>
          </draw:text-box>
        </draw:frame>
        <draw:frame presentation:style-name="pr3" draw:text-style-name="P5" draw:layer="layout" svg:width="25.199cm" svg:height="13.859cm" svg:x="1.4cm" svg:y="4.914cm" presentation:class="subtitle">
          <draw:text-box>
            <text:list text:style-name="L2">
              <text:list-header>
                <text:p text:style-name="P4">Es lo ultimo en lo que se piensa,</text:p>
                <text:p text:style-name="P4">es lo que mas le interesa al usuario</text:p>
                <text:p text:style-name="P5"/>
                <text:p text:style-name="P5"/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7cm" svg:x="0.4cm" svg:y="0.894cm" presentation:class="title">
          <draw:text-box>
            <text:p>¿Qué necesito?</text:p>
          </draw:text-box>
        </draw:frame>
        <draw:frame presentation:style-name="pr6" draw:layer="layout" svg:width="25.199cm" svg:height="12.774cm" svg:x="1.4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Simple integración a mi aplicación (diferentes arquitecturas)</text:p>
              </text:list-item>
              <text:list-item>
                <text:p>Diferentes origenes de datos</text:p>
              </text:list-item>
              <text:list-item>
                <text:p>Manejo de Gráficas</text:p>
              </text:list-item>
              <text:list-item>
                <text:p>Exportar a otros formatos</text:p>
              </text:list-item>
              <text:list-item>
                <text:p>Soporte técnico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0.4cm" svg:y="1.019cm" presentation:class="title">
          <draw:text-box>
            <text:p>Soluciones</text:p>
          </draw:text-box>
        </draw:frame>
        <draw:frame presentation:style-name="pr6" draw:layer="layout" svg:width="25.199cm" svg:height="9.6cm" svg:x="1.201cm" svg:y="6.8cm" presentation:class="outline" presentation:user-transformed="true">
          <draw:text-box>
            <text:list text:style-name="L3">
              <text:list-item>
                <text:p>API</text:p>
                <text:list>
                  <text:list-item>
                    <text:p>Itext</text:p>
                  </text:list-item>
                  <text:list-item>
                    <text:p>JasperReports</text:p>
                  </text:list-item>
                </text:list>
              </text:list-item>
              <text:list-item>
                <text:p>Herramientas</text:p>
                <text:list>
                  <text:list-item>
                    <text:p>Ireport</text:p>
                  </text:list-item>
                  <text:list-item>
                    <text:p>JasperSoft Studio</text:p>
                  </text:list-item>
                  <text:list-item>
                    <text:p>BI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0.4cm" svg:y="1.019cm" presentation:class="title">
          <draw:text-box>
            <text:p>Ireport - Caracteristica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Proyecto http://www.jasperforge.org/projects/ireport</text:p>
              </text:list-item>
              <text:list-item>
                <text:p>Usa API JasperReports</text:p>
              </text:list-item>
              <text:list-item>
                <text:p>Ultima versión 4.1.1</text:p>
                <text:list>
                  <text:list-item>
                    <text:p>JRE 1.5.0</text:p>
                  </text:list-item>
                </text:list>
              </text:list-item>
              <text:list-item>
                <text:p>Plug-in integración a Netbeans</text:p>
              </text:list-item>
              <text:list-item>
                <text:p>Independiente de Plataforma</text:p>
              </text:list-item>
              <text:list-item>
                <text:p>GNU General Public License (GPL)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0.4cm" svg:y="1.019cm" presentation:class="title">
          <draw:text-box>
            <text:p>Ireport - caracteristica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Subreportes</text:p>
              </text:list-item>
              <text:list-item>
                <text:p>Scriptles de procesamiento dinámico</text:p>
              </text:list-item>
              <text:list-item>
                <text:p>Crosstabs</text:p>
              </text:list-item>
              <text:list-item>
                <text:p>Exporta a CSV, HTML, PDF, Hojas de Calculo (Excel, ODS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0.4cm" svg:y="1.019cm" presentation:class="title">
          <draw:text-box>
            <text:p>Ireport - arquitectura</text:p>
          </draw:text-box>
        </draw:frame>
        <draw:custom-shape draw:style-name="gr4" draw:text-style-name="P6" draw:layer="layout" svg:width="4.4cm" svg:height="3.6cm" svg:x="8.4cm" svg:y="6.4cm">
          <text:p text:style-name="P4">reporte.jrxml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layer="layout" svg:width="3.8cm" svg:height="1.673cm" svg:x="1.8cm" svg:y="7cm">
          <draw:text-box>
            <text:p>Ireport Designer</text:p>
          </draw:text-box>
        </draw:frame>
        <draw:custom-shape draw:style-name="gr5" draw:text-style-name="P4" draw:layer="layout" svg:width="5.8cm" svg:height="2.4cm" svg:x="17.2cm" svg:y="7.2cm">
          <text:p text:style-name="P4">JRCompi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5.2cm" svg:height="3.4cm" svg:x="18.4cm" svg:y="13cm">
          <text:p text:style-name="P4">reporte.jasp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draw:layer="layout" svg:width="5.4cm" svg:height="2.6cm" svg:x="10.2cm" svg:y="13.6cm">
          <text:p text:style-name="P4">JasperPr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6cm" svg:height="6.2cm" svg:x="1cm" svg:y="12cm">
          <text:p text:style-name="P4">JRViewer</text:p>
          <text:p text:style-name="P4">JRExportManager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cm" svg:height="1.6cm" svg:x="5.6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2.2cm" svg:height="1.4cm" svg:x="14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.8cm" svg:height="1.4cm" svg:x="19.8cm" svg:y="10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4" draw:layer="layout" svg:width="1.4cm" svg:height="2cm" svg:x="16.6cm" svg:y="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.6cm" svg:height="2cm" svg:x="7.8cm" svg:y="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7.2cm" svg:height="3cm" svg:x="9.2cm" svg:y="16.8cm">
          <text:p text:style-name="P4">Parámetros de Entrada</text:p>
          <draw:enhanced-geometry svg:viewBox="0 0 21600 21600" draw:text-areas="0 ?f0 21600 21600" draw:type="up-arrow-callout" draw:modifiers="10134.2219260247 7073.01763643938 5621.3262245918 8848.77100402722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0.4cm" svg:y="1.019cm" presentation:class="title">
          <draw:text-box>
            <text:p>Ireport - integració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Aplicaciones de escritorio</text:p>
                <text:list>
                  <text:list-item>
                    <text:p>JRViewer</text:p>
                  </text:list-item>
                </text:list>
              </text:list-item>
              <text:list-item>
                <text:p>Aplicaciones web</text:p>
                <text:list>
                  <text:list-item>
                    <text:p>JRExportManager – stream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0.4cm" svg:y="1.019cm" presentation:class="title">
          <draw:text-box>
            <text:p>Ejemplo - <text:s/>web</text:p>
          </draw:text-box>
        </draw:frame>
        <draw:frame draw:style-name="gr9" draw:text-style-name="P7" draw:layer="layout" svg:width="25.6cm" svg:height="10.581cm" svg:x="0.8cm" svg:y="6.619cm">
          <draw:text-box>
            <text:p><text:span text:style-name="T4">InputStream stream = LocaleReport.class.getClassLoader()</text:span></text:p>
            <text:p><text:span text:style-name="T4"><text:s text:c="11"/></text:span><text:span text:style-name="T4">.getResourceAsStream("mireporte.jasper");</text:span></text:p>
            <text:p><text:span text:style-name="T4"/></text:p>
            <text:p><text:span text:style-name="T4">JasperReport <text:s text:c="3"/>jasperReport = (JasperReport) JRLoader.loadObject(stream);</text:span></text:p>
            <text:p><text:span text:style-name="T4"/></text:p>
            <text:p><text:span text:style-name="T4">HashMap paramMapa = new HashMap();</text:span></text:p>
            <text:p><text:span text:style-name="T4">paramMapa.put("nombre", "Nombre de empleado");</text:span></text:p>
            <text:p><text:span text:style-name="T4">paramMapa.put("detallado", false);</text:span></text:p>
            <text:p><text:span text:style-name="T4"/></text:p>
            <text:p><text:span text:style-name="T4"/></text:p>
            <text:p><text:span text:style-name="T4">JasperPrint jasperPrint = JasperFillManager.fillReport(jasperReport,paramMapa, conexion );</text:span></text:p>
            <text:p><text:span text:style-name="T4"/></text:p>
            <text:p><text:span text:style-name="T4">JasperExportManager.exportReportToPdfStream(jasperPrint, outputStream);</text:span></text:p>
            <text:p><text:span text:style-name="T4"/></text:p>
          </draw:text-box>
        </draw:frame>
        <draw:frame draw:style-name="gr2" draw:text-style-name="P8" draw:layer="layout" svg:width="5.4cm" svg:height="1.673cm" svg:x="20.6cm" svg:y="6cm">
          <draw:text-box>
            <text:p><text:span text:style-name="T5">Carga el reporte compilado</text:span></text:p>
          </draw:text-box>
        </draw:frame>
        <draw:frame draw:style-name="gr2" draw:text-style-name="P8" draw:layer="layout" svg:width="8cm" svg:height="1.673cm" svg:x="16.8cm" svg:y="9.727cm">
          <draw:text-box>
            <text:p><text:span text:style-name="T5">Crea mapa con parametros</text:span></text:p>
          </draw:text-box>
        </draw:frame>
        <draw:frame draw:style-name="gr2" draw:text-style-name="P8" draw:layer="layout" svg:width="11.6cm" svg:height="1.673cm" svg:x="15.4cm" svg:y="12.527cm">
          <draw:text-box>
            <text:p><text:span text:style-name="T5">Crea el JasperPrint con la conexion a bd, el reporte y los parámetros</text:span></text:p>
          </draw:text-box>
        </draw:frame>
        <draw:frame draw:style-name="gr2" draw:text-style-name="P8" draw:layer="layout" svg:width="9.2cm" svg:height="1.673cm" svg:x="16.2cm" svg:y="16.4cm">
          <draw:text-box>
            <text:p><text:span text:style-name="T5">Manda el pdf en el outputStream del Servle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0.4cm" svg:y="1.019cm" presentation:class="title">
          <draw:text-box>
            <text:p>Ireport – origenes de dato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JasperReports soporta</text:p>
                <text:list>
                  <text:list-item>
                    <text:p>JDBC</text:p>
                  </text:list-item>
                  <text:list-item>
                    <text:p>XML</text:p>
                  </text:list-item>
                  <text:list-item>
                    <text:p>JavaBeans</text:p>
                  </text:list-item>
                  <text:list-item>
                    <text:p>CSV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0.4cm" svg:y="1.019cm" presentation:class="title">
          <draw:text-box>
            <text:p>Ireport - gráfica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Gráficas estadísticas básicas</text:p>
                <text:list>
                  <text:list-item>
                    <text:p>Pie</text:p>
                  </text:list-item>
                  <text:list-item>
                    <text:p>Barras</text:p>
                  </text:list-item>
                </text:list>
              </text:list-item>
              <text:list-item>
                <text:p>Google Maps (4.1.1)</text:p>
              </text:list-item>
              <text:list-item>
                <text:p>Códigos de Barr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0.4cm" svg:y="1.019cm" presentation:class="title">
          <draw:text-box>
            <text:p>Birt - caracteristicas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Business Intelligence and Reporting Tools Project.</text:p>
              </text:list-item>
              <text:list-item>
                <text:p>Ultima versión BIRT 3.7.1 </text:p>
              </text:list-item>
              <text:list-item>
                <text:p>Integrado con Eclipse<text:tab/></text:p>
                <text:list>
                  <text:list-item>
                    <text:p>RCP Designer solo Windows</text:p>
                  </text:list-item>
                </text:list>
              </text:list-item>
              <text:list-item>
                <text:p>Permite exportar a PDF, Hoja de Calculo, HTML</text:p>
              </text:list-item>
              <text:list-item>
                <text:p>Gráficas de Pie</text:p>
              </text:list-item>
              <text:list-item>
                <text:p>Comunidad de Birt Exchang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0.4cm" svg:y="1.019cm" presentation:class="title">
          <draw:text-box>
            <text:p>Birt - caracteristicas</text:p>
          </draw:text-box>
        </draw:frame>
        <draw:frame presentation:style-name="pr6" draw:layer="layout" svg:width="26.4cm" svg:height="13.86cm" svg:x="0.8cm" svg:y="4.914cm" presentation:class="outline" presentation:user-transformed="true">
          <draw:text-box>
            <text:list text:style-name="L3">
              <text:list-item>
                <text:p>Generado a partir de un archivo XML</text:p>
                <text:list>
                  <text:list-item>
                    <text:p>Extensión .rptdesigner</text:p>
                  </text:list-item>
                </text:list>
              </text:list-item>
              <text:list-item>
                <text:p>Aplicaciones Web</text:p>
                <text:list>
                  <text:list-item>
                    <text:p><text:span text:style-name="T6"><text:a xlink:href="http://sitio/birt-viewer/run?param1=valor1;param2=valor2">http://sitio/birt-viewer/run?param1=valor1;param2=valor2</text:a></text:span></text:p>
                  </text:list-item>
                  <text:list-item>
                    <text:p><text:span text:style-name="T6">Birt-viewer: parámetros própios.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0.4cm" svg:y="1.019cm" presentation:class="title">
          <draw:text-box>
            <text:p>Bibliografía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<text:a xlink:href="http://jasperforge.org/">http://jasperforge.org/</text:a></text:p>
              </text:list-item>
              <text:list-item>
                <text:p><text:a xlink:href="http://en.wikipedia.org/">http://en.wikipedia.org/</text:a></text:p>
              </text:list-item>
              <text:list-item>
                <text:p><text:a xlink:href="http://www.birt-exchange.org/org/home/">http://www.birt-exchange.org/org/home/</text:a></text:p>
              </text:list-item>
              <text:list-item>
                <text:p>http://www.eclipse.org/birt/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0.4cm" svg:y="1.019cm" presentation:class="title">
          <draw:text-box>
            <text:p>Licencia CC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Esta presentación esta bajo la Licencia <text:span text:style-name="T8">Creative Commons <text:s/>Reconocimiento-No comercial-Compartir bajo la misma licencia: </text:span></text:p>
                <text:list>
                  <text:list-item>
                    <text:p>El material creado por un artista puede ser distribuido, copiado y exhibido por terceros, si ello se hace ver en los créditos. No se puede obtener ningún beneficio comercial y las obras derivadas tienen que estar bajo los mismos términos de licencia que el material original. </text:p>
                  </text:list-item>
                </text:list>
              </text:list-item>
            </text:list>
          </draw:text-box>
        </draw:frame>
        <draw:frame draw:style-name="gr10" draw:text-style-name="P4" draw:layer="layout" svg:width="1.8cm" svg:height="1.655cm" svg:x="1.6cm" svg:y="5.2cm">
          <draw:image xlink:href="Pictures/100000000000002800000028D874E961.jpg" xlink:type="simple" xlink:show="embed" xlink:actuate="onLoad">
            <text:p/>
          </draw:image>
        </draw:frame>
        <draw:frame draw:style-name="gr10" draw:text-style-name="P4" draw:layer="layout" svg:width="1.774cm" svg:height="1.6cm" svg:x="3.6cm" svg:y="5.255cm">
          <draw:image xlink:href="Pictures/10000000000000280000002886737114.jpg" xlink:type="simple" xlink:show="embed" xlink:actuate="onLoad">
            <text:p/>
          </draw:image>
        </draw:frame>
        <draw:frame draw:style-name="gr10" draw:text-style-name="P4" draw:layer="layout" svg:width="1.774cm" svg:height="1.655cm" svg:x="5.6cm" svg:y="5.2cm">
          <draw:image xlink:href="Pictures/10000000000000280000002866F6374D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G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ucida Sans Unicode'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/>
      <style:text-properties fo:color="#ffffff" style:text-outline="false" style:text-line-through-style="none" fo:font-family="'Lucida Sans Unicode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ffffff" fo:font-family="'Lucida Sans Unicode'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ffffff" fo:font-family="'Lucida Sans Unicode'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ffffff" fo:font-family="'Lucida Sans Unicode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ffffff" fo:font-family="'Lucida Sans Unicode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ffffff" fo:font-family="'Lucida Sans Unicode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ffffff" fo:font-family="'Lucida Sans Unicode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color="#ffffff" fo:font-family="'Lucida Sans Unicode'" style:font-family-generic="swiss" style:font-pitch="variable"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color="#ffffff" fo:font-family="'Lucida Sans Unicode'" style:font-family-generic="swiss" style:font-pitch="variable"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8.204cm" svg:height="4.79cm" svg:x="-0.2cm" svg:y="0.057cm">
        <draw:image xlink:href="Pictures/1000020100000400000000AE520D2CBB.png" xlink:type="simple" xlink:show="embed" xlink:actuate="onLoad">
          <text:p/>
        </draw:image>
      </draw:frame>
      <draw:frame presentation:style-name="Default-title" draw:layer="backgroundobjects" svg:width="25.199cm" svg:height="3.506cm" svg:x="0.4cm" svg:y="0.894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28.113cm" svg:height="21.083cm" svg:x="-0.031cm" svg:y="0cm">
        <draw:image xlink:href="Pictures/100002010000040000000300FD88D9A6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9-26T22:26:14</meta:creation-date>
    <meta:editing-duration>PT10H32M57S</meta:editing-duration>
    <meta:editing-cycles>21</meta:editing-cycles>
    <dc:date>2011-10-11T16:55:13</dc:date>
    <meta:generator>OpenOffice.org/3.0$Linux OpenOffice.org_project/300m15$Build-9379</meta:generator>
    <meta:document-statistic meta:object-count="112"/>
    <meta:user-defined meta:name="Info 1"/>
    <meta:user-defined meta:name="Info 2"/>
    <meta:user-defined meta:name="Info 3"/>
    <meta:user-defined meta:name="Info 4"/>
  </office:meta>
</office:document-meta>
</file>